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left="0cm" fo:margin-right="0cm" fo:margin-top="0cm" fo:margin-bottom="0cm" loext:contextual-spacing="false" fo:line-height="150%"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1e2275" officeooo:paragraph-rsid="002ba455" style:text-blinking="false" fo:background-color="transparent"/>
    </style:style>
    <style:style style:name="P4"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5"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0c6efe"/>
    </style:style>
    <style:style style:name="P6"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style:style>
    <style:style style:name="P7"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14890f" officeooo:paragraph-rsid="0014890f" style:font-weight-asian="normal" style:font-weight-complex="normal"/>
    </style:style>
    <style:style style:name="P8"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6ef7a" officeooo:paragraph-rsid="0026ef7a" style:font-weight-asian="normal" style:font-weight-complex="normal"/>
    </style:style>
    <style:style style:name="P9"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weight="normal" officeooo:rsid="002ab2f9" officeooo:paragraph-rsid="002ba455" style:font-weight-asian="normal" style:font-weight-complex="normal"/>
    </style:style>
    <style:style style:name="P10"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officeooo:rsid="000c6efe" officeooo:paragraph-rsid="000c6efe"/>
    </style:style>
    <style:style style:name="P11" style:family="paragraph" style:parent-style-name="Footnote">
      <style:text-properties officeooo:rsid="000bf190" officeooo:paragraph-rsid="000bf190"/>
    </style:style>
    <style:style style:name="P12" style:family="paragraph" style:parent-style-name="Text_20_body">
      <style:text-properties officeooo:rsid="001ca4d0" officeooo:paragraph-rsid="001ca4d0"/>
    </style:style>
    <style:style style:name="P13" style:family="paragraph" style:parent-style-name="Text_20_body">
      <style:paragraph-properties fo:text-align="justify" style:justify-single-word="false"/>
      <style:text-properties officeooo:rsid="001ca4d0" officeooo:paragraph-rsid="001ca4d0"/>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weight="normal" officeooo:rsid="001ca4d0" officeooo:paragraph-rsid="002db541" style:font-weight-asian="normal" style:font-weight-complex="normal"/>
    </style:style>
    <style:style style:name="P16" style:family="paragraph" style:parent-style-name="Text_20_body">
      <style:text-properties fo:font-weight="normal" officeooo:rsid="003036af" officeooo:paragraph-rsid="003036af" style:font-weight-asian="normal" style:font-weight-complex="normal"/>
    </style:style>
    <style:style style:name="P17" style:family="paragraph" style:parent-style-name="Text_20_body">
      <style:text-properties fo:font-weight="normal" officeooo:rsid="0030a5ef" officeooo:paragraph-rsid="0030a5ef" style:font-weight-asian="normal" style:font-weight-complex="normal"/>
    </style:style>
    <style:style style:name="P18" style:family="paragraph" style:parent-style-name="Text_20_body" style:list-style-name="L2">
      <style:paragraph-properties fo:text-align="justify" style:justify-single-word="false"/>
      <style:text-properties officeooo:rsid="00163c87" officeooo:paragraph-rsid="00163c87"/>
    </style:style>
    <style:style style:name="P19" style:family="paragraph" style:parent-style-name="Text_20_body" style:list-style-name="L2">
      <style:paragraph-properties fo:text-align="justify" style:justify-single-word="false"/>
      <style:text-properties officeooo:rsid="0017fcdc" officeooo:paragraph-rsid="0017fcdc"/>
    </style:style>
    <style:style style:name="P20" style:family="paragraph" style:parent-style-name="Text_20_body" style:list-style-name="L3">
      <style:paragraph-properties fo:text-align="justify" style:justify-single-word="false"/>
      <style:text-properties officeooo:rsid="001ca4d0" officeooo:paragraph-rsid="001ca4d0"/>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bold" officeooo:rsid="0036007f" officeooo:paragraph-rsid="0036007f" style:font-weight-asian="bold"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text-properties officeooo:paragraph-rsid="003036af"/>
    </style:style>
    <style:style style:name="P25" style:family="paragraph" style:parent-style-name="Text_20_body">
      <style:text-properties officeooo:rsid="0035ebe5" officeooo:paragraph-rsid="0035ebe5"/>
    </style:style>
    <style:style style:name="P26" style:family="paragraph" style:parent-style-name="Text_20_body">
      <style:text-properties fo:font-weight="normal" officeooo:rsid="0036007f" officeooo:paragraph-rsid="0036007f" style:font-weight-asian="normal" style:font-weight-complex="normal"/>
    </style:style>
    <style:style style:name="P27" style:family="paragraph" style:parent-style-name="Text_20_body">
      <style:text-properties fo:font-weight="normal" officeooo:rsid="00362732" officeooo:paragraph-rsid="003627f6" style:font-weight-asian="normal" style:font-weight-complex="normal"/>
    </style:style>
    <style:style style:name="P28" style:family="paragraph" style:parent-style-name="Text_20_body">
      <style:text-properties officeooo:paragraph-rsid="00378656"/>
    </style:style>
    <style:style style:name="P29" style:family="paragraph" style:parent-style-name="Text_20_body" style:list-style-name="L1">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officeooo:rsid="000c6efe" officeooo:paragraph-rsid="000c6efe" style:text-blinking="false" fo:background-color="transparent"/>
    </style:style>
    <style:style style:name="P30" style:family="paragraph" style:parent-style-name="Text_20_body">
      <style:paragraph-properties fo:margin-left="0cm" fo:margin-right="0cm" fo:margin-top="0cm" fo:margin-bottom="0cm" loext:contextual-spacing="false" fo:line-height="150%" fo:text-align="justify" style:justify-single-word="false" fo:text-indent="1.251cm" style:auto-text-indent="false" style:writing-mode="lr-tb"/>
      <style:text-properties fo:font-variant="normal" fo:text-transform="none" fo:color="#000000" style:text-line-through-style="none" style:text-line-through-type="none" style:font-name="Arial" fo:font-size="10.5pt" fo:font-style="normal" style:text-underline-style="none" fo:font-weight="bold" officeooo:rsid="0014890f" officeooo:paragraph-rsid="0014890f" style:text-blinking="false" fo:background-color="transparent"/>
    </style:style>
    <style:style style:name="P31" style:family="paragraph" style:parent-style-name="Footnote">
      <style:text-properties style:font-name="Courier 10 Pitch1" officeooo:rsid="00362732" officeooo:paragraph-rsid="00362732"/>
    </style:style>
    <style:style style:name="P32" style:family="paragraph" style:parent-style-name="Comando">
      <style:text-properties officeooo:paragraph-rsid="0035ebe5"/>
    </style:style>
    <style:style style:name="P33" style:family="paragraph" style:parent-style-name="Comando">
      <style:text-properties fo:font-weight="normal" officeooo:paragraph-rsid="0035ebe5" style:font-weight-asian="normal" style:font-weight-complex="normal"/>
    </style:style>
    <style:style style:name="P34" style:family="paragraph" style:parent-style-name="Comando">
      <style:paragraph-properties fo:padding="0.074cm" fo:border-left="none" fo:border-right="none" fo:border-top="none" fo:border-bottom="0.06pt solid #000000" style:join-border="false"/>
      <style:text-properties fo:font-weight="bold" officeooo:rsid="00339395" officeooo:paragraph-rsid="00339395" style:font-weight-asian="bold" style:font-weight-complex="bold"/>
    </style:style>
    <style:style style:name="P35" style:family="paragraph" style:parent-style-name="Comando">
      <style:paragraph-properties fo:padding="0.074cm" fo:border-left="none" fo:border-right="none" fo:border-top="none" fo:border-bottom="0.06pt solid #000000" style:join-border="false"/>
      <style:text-properties fo:font-weight="bold" style:font-weight-asian="bold" style:font-weight-complex="bold"/>
    </style:style>
    <style:style style:name="P36" style:family="paragraph" style:parent-style-name="Comando">
      <style:paragraph-properties fo:padding="0.074cm" fo:border-left="none" fo:border-right="none" fo:border-top="none" fo:border-bottom="0.06pt solid #000000" style:join-border="false"/>
    </style:style>
    <style:style style:name="P37" style:family="paragraph" style:parent-style-name="Comando">
      <style:paragraph-properties fo:padding="0.074cm" fo:border-left="none" fo:border-right="none" fo:border-top="none" fo:border-bottom="0.06pt solid #000000" style:join-border="false"/>
      <style:text-properties officeooo:paragraph-rsid="00378656"/>
    </style:style>
    <style:style style:name="T1"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officeooo:rsid="000bf190"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officeooo:rsid="001517c6"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officeooo:rsid="00256e17"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officeooo:rsid="0026ef7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officeooo:rsid="0028d0ee"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officeooo:rsid="00294b7b"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officeooo:rsid="002ab2f9"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officeooo:rsid="002b6ab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officeooo:rsid="002ba455"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officeooo:rsid="0021fd36"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officeooo:rsid="002e3b90"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bf19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0.5pt" fo:font-style="normal" style:text-underline-style="none" fo:font-weight="normal" officeooo:rsid="000c6efe"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0.5pt" fo:font-style="normal" style:text-underline-style="none" fo:font-weight="normal" officeooo:rsid="000fcaec"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0.5pt" fo:font-style="normal" style:text-underline-style="none" fo:font-weight="normal" officeooo:rsid="00126425"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0.5pt" fo:font-style="normal" style:text-underline-style="none" fo:font-weight="normal" officeooo:rsid="001e2275"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0.5pt" fo:font-style="normal" style:text-underline-style="none" fo:font-weight="bold" officeooo:rsid="000fcaec"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 fo:font-size="10.5pt" fo:font-style="normal" style:text-underline-style="none" fo:font-weight="bold" officeooo:rsid="000bf190"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 fo:font-size="10.5pt" fo:font-style="normal" style:text-underline-style="none" fo:font-weight="bold" officeooo:rsid="000c6efe"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0.5pt" fo:font-style="italic" style:text-underline-style="none"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Arial" fo:font-size="10.5pt" fo:font-style="italic" style:text-underline-style="none" officeooo:rsid="00256e17"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Arial" fo:font-size="10.5pt" fo:font-style="italic" style:text-underline-style="none" fo:font-weight="normal" officeooo:rsid="000fcaec"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Courier 10 Pitch1" fo:font-size="10.5pt" fo:font-style="normal" style:text-underline-style="none" officeooo:rsid="00294b7b" style:text-blinking="false" fo:background-color="transparent" loext:char-shading-value="0"/>
    </style:style>
    <style:style style:name="T28" style:family="text">
      <style:text-properties officeooo:rsid="00163c87"/>
    </style:style>
    <style:style style:name="T29" style:family="text">
      <style:text-properties officeooo:rsid="0019d3f7"/>
    </style:style>
    <style:style style:name="T30" style:family="text">
      <style:text-properties fo:font-weight="normal" style:font-weight-asian="normal" style:font-weight-complex="normal"/>
    </style:style>
    <style:style style:name="T31" style:family="text">
      <style:text-properties fo:font-weight="normal" officeooo:rsid="003036af" style:font-weight-asian="normal" style:font-weight-complex="normal"/>
    </style:style>
    <style:style style:name="T32" style:family="text">
      <style:text-properties fo:font-weight="normal" officeooo:rsid="0035ebe5" style:font-weight-asian="normal" style:font-weight-complex="normal"/>
    </style:style>
    <style:style style:name="T33" style:family="text">
      <style:text-properties officeooo:rsid="0021fd36"/>
    </style:style>
    <style:style style:name="T34" style:family="text">
      <style:text-properties officeooo:rsid="0023a143"/>
    </style:style>
    <style:style style:name="T35" style:family="text">
      <style:text-properties style:font-name="Courier 10 Pitch1" fo:font-size="10pt" fo:font-weight="normal" style:font-size-asian="10pt" style:font-weight-asian="normal" style:font-size-complex="10pt" style:font-weight-complex="normal"/>
    </style:style>
    <style:style style:name="T36" style:family="text">
      <style:text-properties style:font-name="Courier 10 Pitch1" fo:font-size="10pt" officeooo:rsid="0030a5ef" style:font-size-asian="10pt" style:font-size-complex="10pt"/>
    </style:style>
    <style:style style:name="T37" style:family="text">
      <style:text-properties style:font-name="Courier 10 Pitch1" fo:font-size="10pt" officeooo:rsid="002e3b90" style:font-size-asian="10pt" style:font-size-complex="10pt"/>
    </style:style>
    <style:style style:name="T38" style:family="text">
      <style:text-properties style:font-name="Courier 10 Pitch1" fo:font-size="10pt" officeooo:rsid="00358e36" style:font-size-asian="10pt" style:font-size-complex="10pt"/>
    </style:style>
    <style:style style:name="T39" style:family="text">
      <style:text-properties fo:font-style="italic" style:font-style-asian="italic" style:font-style-complex="italic"/>
    </style:style>
    <style:style style:name="T40" style:family="text">
      <style:text-properties fo:font-style="italic" officeooo:rsid="00163c87" style:font-style-asian="italic" style:font-style-complex="italic"/>
    </style:style>
    <style:style style:name="T41" style:family="text">
      <style:text-properties fo:font-style="italic" officeooo:rsid="003627f6" style:font-style-asian="italic" style:font-style-complex="italic"/>
    </style:style>
    <style:style style:name="T42" style:family="text">
      <style:text-properties officeooo:rsid="002ba455"/>
    </style:style>
    <style:style style:name="T43" style:family="text">
      <style:text-properties officeooo:rsid="002d7b9c"/>
    </style:style>
    <style:style style:name="T44" style:family="text">
      <style:text-properties officeooo:rsid="0030a5ef"/>
    </style:style>
    <style:style style:name="T45" style:family="text">
      <style:text-properties style:font-weight-asian="bold" style:font-weight-complex="bold"/>
    </style:style>
    <style:style style:name="T46" style:family="text">
      <style:text-properties officeooo:rsid="00256e17" style:font-weight-asian="bold" style:font-weight-complex="bold"/>
    </style:style>
    <style:style style:name="T47" style:family="text">
      <style:text-properties officeooo:rsid="00339395"/>
    </style:style>
    <style:style style:name="T48" style:family="text">
      <style:text-properties officeooo:rsid="002e3b90"/>
    </style:style>
    <style:style style:name="T49" style:family="text">
      <style:text-properties fo:font-weight="bold" style:font-weight-asian="bold" style:font-weight-complex="bold"/>
    </style:style>
    <style:style style:name="T50" style:family="text">
      <style:text-properties fo:font-weight="bold" officeooo:rsid="003036af" style:font-weight-asian="bold" style:font-weight-complex="bold"/>
    </style:style>
    <style:style style:name="T51" style:family="text">
      <style:text-properties fo:font-weight="bold" officeooo:rsid="0035ebe5" style:font-weight-asian="bold" style:font-weight-complex="bold"/>
    </style:style>
    <style:style style:name="T52" style:family="text">
      <style:text-properties officeooo:rsid="0035ebe5"/>
    </style:style>
    <style:style style:name="T53" style:family="text">
      <style:text-properties officeooo:rsid="0036007f"/>
    </style:style>
    <style:style style:name="T54" style:family="text">
      <style:text-properties style:font-name="Courier 10 Pitch1" fo:font-size="10pt" style:font-size-asian="10pt" style:font-size-complex="10pt"/>
    </style:style>
    <style:style style:name="T55" style:family="text">
      <style:text-properties style:font-name="Courier 10 Pitch1" fo:font-size="10pt" officeooo:rsid="0036007f" style:font-size-asian="10pt" style:font-size-complex="10pt"/>
    </style:style>
    <style:style style:name="T56" style:family="text">
      <style:text-properties style:font-name="Courier 10 Pitch1" fo:font-size="10pt" officeooo:rsid="003627f6" style:font-size-asian="10pt" style:font-size-complex="10pt"/>
    </style:style>
    <style:style style:name="T57" style:family="text">
      <style:text-properties officeooo:rsid="00362732"/>
    </style:style>
    <style:style style:name="T58" style:family="text">
      <style:text-properties officeooo:rsid="003627f6"/>
    </style:style>
    <style:style style:name="T59" style:family="text">
      <style:text-properties officeooo:rsid="00390b0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fc87f4d2-10ba-3f67-b73c-3782c1f03f29"/>Introdução</text:p>
      <text:p text:style-name="P4"><text:span text:style-name="T13">Muitas vezes no dia-a-dia das atividades técnicas de informática, o técnico de suporte e administradores de redes tem a necessidade de automatizar tarefas repetitivas ou ainda tarefas complexas que necessitam uma sequência, previsível, mas numerosa </text:span><text:span text:style-name="T14">ou precisa</text:span><text:span text:style-name="T13"> de passos para que seja realizada alguma ação.</text:span></text:p>
      <text:p text:style-name="P6"><text:span text:style-name="T1">Neste contexto se inserem os </text:span><text:span text:style-name="T23">Scripts</text:span><text:span text:style-name="T1">, </text:span><text:span text:style-name="T2">que são </text:span><text:span text:style-name="T1">um de roteiro, </text:span><text:span text:style-name="T2">uma sequência de comandos</text:span><text:span text:style-name="T1">, similar a uma programação que auxiliará a rotina de administração d</text:span><text:span text:style-name="T2">os</text:span><text:span text:style-name="T1"> sistemas computacionais.</text:span></text:p>
      <text:p text:style-name="P6"><text:span text:style-name="T1">Ao longo desta capacitação mostraremos a utilização d</text:span><text:span text:style-name="T2">a linguagem de script na administração de um sistema linux.</text:span></text:p>
      <text:p text:style-name="P2">O que é um script?</text:p>
      <text:p text:style-name="P4"><text:span text:style-name="T14">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span><text:span text:style-name="T14"><text:note text:id="ftn1" text:note-class="footnote"><text:note-citation>1</text:note-citation><text:note-body><text:p text:style-name="P11">Python: https://www.python.org/</text:p></text:note-body></text:note></text:span><text:span text:style-name="T14"> ou perl</text:span><text:span text:style-name="T14"><text:note text:id="ftn2" text:note-class="footnote"><text:note-citation>2</text:note-citation><text:note-body><text:p text:style-name="P11">Perl: https://www.perl.org/</text:p></text:note-body></text:note></text:span><text:span text:style-name="T14">, ou utilizando os comandos dos shells dos sistemas operacionais, como o bash</text:span><text:span text:style-name="T14"><text:note text:id="ftn3" text:note-class="footnote"><text:note-citation>3</text:note-citation><text:note-body><text:p text:style-name="P11">Bash: https://www.gnu.org/software/bash/</text:p></text:note-body></text:note></text:span><text:span text:style-name="T14"> para sistemas unix e ms-dos ou powershell</text:span><text:span text:style-name="T14"><text:note text:id="ftn4" text:note-class="footnote"><text:note-citation>4</text:note-citation><text:note-body><text:p text:style-name="P11">PowerShell: https://msdn.microsoft.com/en-us/powershell/</text:p></text:note-body></text:note></text:span><text:span text:style-name="T14"> para sistemas baseados na plataforma MS Windows.</text:span></text:p>
      <text:p text:style-name="P4"><text:span text:style-name="T15">Neste curso vamos aprender a criar </text:span><text:span text:style-name="T14">shell script</text:span><text:span text:style-name="T15">s</text:span><text:span text:style-name="T14"> (scritps de shell) </text:span><text:span text:style-name="T15">utilizando o shell bash num sistema GNU/Linux Debian 8</text:span><text:span text:style-name="T14">, </text:span><text:span text:style-name="T15">para isto</text:span><text:span text:style-name="T16"> temos que ter os seguintes requisitos:</text:span></text:p>
      <text:list xml:id="list6931132995490665088" text:style-name="L1">
        <text:list-item>
          <text:p text:style-name="P29">VirtualBox </text:p>
        </text:list-item>
        <text:list-item>
          <text:p text:style-name="P29">Máquina virtual com sistema operacional GNU/Linux Debian 8</text:p>
        </text:list-item>
      </text:list>
      <text:p text:style-name="P5"><text:span text:style-name="T21">O </text:span><text:span text:style-name="T22">que é um Shell, o que é o bash?</text:span></text:p>
      <text:p text:style-name="P10"><text:span text:style-name="T13">Shell é um interpretador de comandos através do qual um operador de sistemas comunica ao </text:span><text:span text:style-name="T17">hardware</text:span><text:span text:style-name="T13"> as ações que deseja que </text:span><text:span text:style-name="T17">ele </text:span><text:span text:style-name="T13">realize. O shell pode ser gráfico como o ambiente gráfico do MS Windows, KDE ou Gnome, com suas janelas, ponteiro de mouse, pastas etc, na</text:span><text:span text:style-name="T17">s</text:span><text:span text:style-name="T13"> quais o usuário realiza ações como cópia, leitura de arquivos, criação de pastas, acesso à Internet </text:span><text:span text:style-name="T17">ou</text:span><text:span text:style-name="T13"> </text:span><text:span text:style-name="T17">execução de programas,</text:span><text:span text:style-name="T13"> apenas clicando nos objetos e digitando informações </text:span><text:span text:style-name="T17">solicitadas;</text:span><text:span text:style-name="T13"> ou o shell pode ser em formato de texto, </text:span><text:span text:style-name="T17">interativo</text:span><text:span text:style-name="T13">, onde o usuário </text:span><text:span text:style-name="T17">se relaciona</text:span><text:span text:style-name="T13"> com o sistema digitando comandos posicionais e respondendo perguntas, necessitando uma habilidade de conhecimento muito maior do sistema do qual está operando.</text:span></text:p>
      <text:p text:style-name="P10"><text:span text:style-name="T17">O bash é um exemplo, dentre muitos, que podem ser dados como um interpretador de linha de comandos. O bash (</text:span><text:span text:style-name="T20">B</text:span><text:span text:style-name="T17">ourne-</text:span><text:span text:style-name="T20">A</text:span><text:span text:style-name="T17">gain </text:span><text:span text:style-name="T20">Sh</text:span><text:span text:style-name="T17">ell) é o interpretador mais utilizado nos sistemas GNU/Linux e um dos mais completos e poderosos, ele possui uma enorme quantidade de </text:span><text:soft-page-break/><text:span text:style-name="T17">comando</text:span><text:span text:style-name="T18">s</text:span><text:span text:style-name="T17"> </text:span><text:span text:style-name="T26">built-in</text:span><text:span text:style-name="T17"> (</text:span><text:span text:style-name="T18">intrínsecos</text:span><text:span text:style-name="T17">) além de estruturas condicionais, laços de repetição, macro-substituição, utilização de variáveis etc, e tem a capacidade interagir com comandos externos </text:span><text:span text:style-name="T18">do unix</text:span><text:span text:style-name="T17">. </text:span><text:span text:style-name="T19">Há outros shells distribuídos juntamente com o GNU/Linux como o sh, ash, csh, ksk etc.</text:span></text:p>
      <text:p text:style-name="P3">Vamos ao nosso ambiente de trabalho e verifiquemos o shell em uso pelo nosso usuário <text:span text:style-name="T34">e posteriormente qual a versão deste shell</text:span> <text:span text:style-name="T33">por meio dos comandos:</text:span></text:p>
      <text:p text:style-name="P34">Exemplo</text:p>
      <text:p text:style-name="Comando"><text:span text:style-name="T49">aluno@curso:~$</text:span> echo $SHELL</text:p>
      <text:p text:style-name="Comando">/bin/bash</text:p>
      <text:p text:style-name="Comando"><text:span text:style-name="T49">aluno@curso:~$</text:span> bash --versio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Comando">This is free software; you are free to change and redistribute it.</text:p>
      <text:p text:style-name="P36">There is NO WARRANTY, to the extent permitted by law.</text:p>
      <text:p text:style-name="Text_20_body"/>
      <text:p text:style-name="P30"><text:span text:style-name="T46">V</text:span><text:span text:style-name="T45">ariáveis</text:span></text:p>
      <text:p text:style-name="P7"><text:span text:style-name="T1">Toda vez que fazemos login n</text:span><text:span text:style-name="T3">o sistema,</text:span><text:span text:style-name="T1"> executamos um programa ou script, </text:span><text:span text:style-name="T4">ou iniciamos um terminal,</text:span><text:span text:style-name="T1"> estamos abrindo uma nova seção, ou seja, o sistema operacional cria um ambiente novo e independente para que os comandos possam interagir com o sistema. Esta seção </text:span><text:span text:style-name="T8">ao ser</text:span><text:span text:style-name="T1"> iniciada </text:span><text:span text:style-name="T4">já possui </text:span><text:span text:style-name="T1">muitas </text:span><text:span text:style-name="T3">variáveis</text:span><text:span text:style-name="T1"> que auxiliam o </text:span><text:span text:style-name="T24">shell</text:span><text:span text:style-name="T1"> a identificar ou indicar comportamentos adotados pelos programas </text:span><text:span text:style-name="T4">a ser executados</text:span><text:span text:style-name="T1">. O exemplo de uma variável de ambiente é a variável </text:span><text:span text:style-name="T4">SHELL, vista acima, esta variável guarda o nome do </text:span><text:span text:style-name="T25">shell</text:span><text:span text:style-name="T4"> que foi configurado como padrão </text:span><text:span text:style-name="T5">para o</text:span><text:span text:style-name="T4"> usuário aluno.</text:span></text:p>
      <text:p text:style-name="P8"><text:span text:style-name="T4">N</text:span><text:span text:style-name="T1">ote que para poder exibir o conteúdo armazenado pela variável SHELL, </text:span><text:span text:style-name="T6">foi </text:span><text:span text:style-name="T7">necessário preceder a variável com o símbolo </text:span><text:span text:style-name="T27">$</text:span><text:span text:style-name="T7"> (dólar), que fará uma substituição da variável por seu conteúdo permitindo que o comando </text:span><text:span text:style-name="T27">echo</text:span><text:span text:style-name="T7"> o exiba na saída padrão, o terminal.</text:span></text:p>
      <text:p text:style-name="P9"><text:span text:style-name="T7">T</text:span><text:span text:style-name="T1">este exibir o conteúdo de outras variáveis como </text:span><text:span text:style-name="T9">TERM, PATH, </text:span><text:span text:style-name="T10">HOME, LOGNAME.</text:span></text:p>
      <text:p text:style-name="P34">Exemplo</text:p>
      <text:p text:style-name="Comando"><text:span text:style-name="T49">aluno@curso:~$</text:span> echo $TERM</text:p>
      <text:p text:style-name="Comando">xterm</text:p>
      <text:p text:style-name="Comando"><text:span text:style-name="T49">aluno@curso:~$</text:span> echo $PATH</text:p>
      <text:p text:style-name="Comando">/<text:span text:style-name="T47">h</text:span>ome/aluno/bin:/home/aluno/.local/bin:/usr/local/sbin:/usr/local/bin:/usr/sbin:/usr/bin:/sbin :/bin:/usr/games:/usr/local/games:/snap/bin</text:p>
      <text:p text:style-name="Comando"><text:span text:style-name="T49">aluno@curso:~$</text:span> echo $HOME</text:p>
      <text:p text:style-name="Comando">/home/aluno</text:p>
      <text:p text:style-name="Comando"><text:span text:style-name="T49">aluno@curso:~$</text:span> echo $LOGNAME</text:p>
      <text:p text:style-name="P36">aluno</text:p>
      <text:p text:style-name="P14"/>
      <text:p text:style-name="P14"><text:span text:style-name="T42">O usuário também pode criar suas próprias variáveis, o </text:span><text:span text:style-name="T40">bash</text:span><text:span text:style-name="T28"> possui algumas regrinhas para manter variáveis de ambiente, as principais são:</text:span></text:p>
      <text:list xml:id="list8012034881932767006" text:style-name="L2">
        <text:list-item>
          <text:p text:style-name="P18">O nome das variáveis <text:span text:style-name="T29">deve iniciar com caracteres alfa, sendo permitido o uso nas demais posições de números.</text:span></text:p>
        </text:list-item>
        <text:list-item>
          <text:p text:style-name="P19">O nome das variáveis é <text:span text:style-name="T39">case sensitive</text:span>, ou seja, diferencia maiúsculo de minúsculo. <text:span text:style-name="T29">Uma </text:span>variável ALUNO, <text:span text:style-name="T29">por exemplo,</text:span> é diferente d<text:span text:style-name="T29">as seguintes variáveis</text:span> aluno, Aluno ou aLuNo etc.</text:p>
        </text:list-item>
      </text:list>
      <text:p text:style-name="P12"><text:soft-page-break/>No shell trabalhamos com dois escopos de variáveis:</text:p>
      <text:list xml:id="list2327846506346600887" text:style-name="L3">
        <text:list-item>
          <text:p text:style-name="P20">Variáveis locais – disponível apenas para o shell corrente, não sendo acessada por outros processos;</text:p>
        </text:list-item>
        <text:list-item>
          <text:p text:style-name="P20">Variável de ambiente ou global – disponível tanto para o shell corrente como em subprocessos;</text:p>
        </text:list-item>
      </text:list>
      <text:p text:style-name="P13">A princípio, toda variável nasce local, para torná-la global usamos o comando <text:span text:style-name="T35">export</text:span><text:span text:style-name="T30">. Para visualizar as variáveis locais utilizamos o comando </text:span><text:span text:style-name="T35">set</text:span><text:span text:style-name="T30">, e para visualizarmos as variáveis globais utilizamos o comando </text:span><text:span text:style-name="T35">env</text:span><text:span text:style-name="T30">. </text:span><text:span text:style-name="T31">Outra coisa importante a se dizer é que as variáveis não são persistentes, ou seja, elas são perdidas quando a sessão nas quais foram criadas é extinta.</text:span></text:p>
      <text:p text:style-name="P15"><text:span text:style-name="T43">Crie a variável local NOTA e atribua o valor 10, depois crie duas variáveis globais uma ESTADO e outra CIDADE e atribua-lhes os valores Roraima e Boa Vista, respectivamente, depois identifique dentre o conjunto de variáveis locais e globais as variáveis criadas. Para isto digite os comandos </text:span><text:span text:style-name="T11">(O resultado dos comandos é representado pela Figura </text:span><text:span text:style-name="T12">3, 4 e 5</text:span><text:span text:style-name="T11">)</text:span><text:span text:style-name="T43">:</text:span></text:p>
      <text:p text:style-name="P34">Exemplo</text:p>
      <text:p text:style-name="Comando">aluno@curso:~$ NOTA=10</text:p>
      <text:p text:style-name="Comando">aluno@curso:~$ export ESTADO=Roraima</text:p>
      <text:p text:style-name="Comando">aluno@curso:~$ export CIDADE="Boa Vista"</text:p>
      <text:p text:style-name="Comando">aluno@curso:~$ set | head -n 5</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env | head -n 5</text:p>
      <text:p text:style-name="Comando">LC_PAPER=pt_BR.UTF-8</text:p>
      <text:p text:style-name="Comando">XDG_VTNR=7</text:p>
      <text:p text:style-name="Comando">XDG_SESSION_ID=c1</text:p>
      <text:p text:style-name="Comando">LC_ADDRESS=pt_BR.UTF-8</text:p>
      <text:p text:style-name="P36">CLUTTER_IM_MODULE=xim</text:p>
      <text:p text:style-name="Text_20_body"/>
      <text:p text:style-name="Text_20_body"><text:span text:style-name="T48">A atribuição de valores é feita através do operador de atribuição </text:span><text:span text:style-name="T37">=</text:span><text:span text:style-name="T48"> (igual), não pode haver separação entre o nome da variável o operador de atribuição e o valor da variável, bem como em valores compostos atribuídos a variáveis devem ser utilizados o sinal de aspas simples (</text:span><text:span text:style-name="T37">‘</text:span><text:span text:style-name="T38">)</text:span><text:span text:style-name="T48"> ou dupla (</text:span><text:span text:style-name="T37">“</text:span><text:span text:style-name="T38">)</text:span><text:span text:style-name="T48"> para que os caracteres de espaço e tabulação sejam entendidos como parte do valor e não como separadores de parâmetros.</text:span></text:p>
      <text:p text:style-name="P24"><text:span text:style-name="T50">Substituição de comando</text:span></text:p>
      <text:p text:style-name="P16">A substituição de coman<text:span text:style-name="T44">dos ocorre quando dentro de uma mesma linha de comando se deseja inserir um parâmetro cujo valor seja o resultado da execução de um outro comando. Para isto utilizamos a seguinte sintaxe: </text:span><text:span text:style-name="T36">$(comando)</text:span><text:span text:style-name="T44"> ou </text:span><text:span text:style-name="T36">`comando`</text:span><text:span text:style-name="T44">.</text:span></text:p>
      <text:p text:style-name="P17"><text:soft-page-break/>Por exemplo, <text:span text:style-name="T52">vamos exibir uma mensagem que saudará o usuário corrente e o informará quantos de espaço tem disponível na partição raiz. Para isto usaremos um conjunto de comandos aninhados para obter o resultado:</text:span></text:p>
      <text:p text:style-name="P35">Exemplo</text:p>
      <text:p text:style-name="P32"><text:span text:style-name="T51">aluno@curso:~$ </text:span><text:span text:style-name="T32">df -h --output='avail' /</text:span></text:p>
      <text:p text:style-name="P33"><text:span text:style-name="T52">Disp.</text:span></text:p>
      <text:p text:style-name="P33"><text:span text:style-name="T52"><text:s/>3,0G</text:span></text:p>
      <text:p text:style-name="P32"><text:span text:style-name="T51">aluno@curso:~$ </text:span><text:span text:style-name="T32">df -h --output='avail' / | tail -n 1</text:span></text:p>
      <text:p text:style-name="P33"><text:span text:style-name="T52"><text:s/>3,0G</text:span></text:p>
      <text:p text:style-name="P32"><text:span text:style-name="T49">aluno@curso:~$</text:span> echo Olá $LOGNAME, seu espaço disponível na partição raiz é de $(df -h --output='avail' / | tail -n 1)</text:p>
      <text:p text:style-name="Comando">Olá aluno, seu espaço disponível na partição raiz é de 3,0G</text:p>
      <text:p text:style-name="P36"><text:span text:style-name="T49">aluno@curso:~$</text:span> </text:p>
      <text:p text:style-name="Text_20_body"/>
      <text:p text:style-name="P25">Observe que o espaço disponível numa partição pode ser obtido pelo comando df, porém para poder concatená-lo numa frase foi necessário executá-lo como um comando aninhado a outro, e para isso utilizamos o <text:span text:style-name="T53">os operadores </text:span><text:span text:style-name="T55">$(comando)</text:span><text:span text:style-name="T53">. Do mesmo modo poderiamos ter armazenado o valor requerido numa variável e depois tê-la utilizado para compor a mensagem.</text:span></text:p>
      <text:p text:style-name="P35">Exemplo</text:p>
      <text:p text:style-name="Comando"><text:span text:style-name="T49">aluno@curso:~$</text:span> ESPACODISP=$(df -h --output='avail' / | tail -n 1)</text:p>
      <text:p text:style-name="Comando"><text:span text:style-name="T49">aluno@curso:~$</text:span> echo Olá $LOGNAME, seu espaço disponível na partição raiz é de $ESPACODISP</text:p>
      <text:p text:style-name="Comando">Olá aluno, seu espaço disponível na partição raiz é de 3,0G</text:p>
      <text:p text:style-name="P35">aluno@curso:~$ </text:p>
      <text:p text:style-name="P21"/>
      <text:p text:style-name="P22">Quoting</text:p>
      <text:p text:style-name="P26">Para o shell há caracteres <text:span text:style-name="T57">e palavras</text:span> que tem significado <text:span text:style-name="T57">especial</text:span>, ou seja, sua presença não representa seu significado literal, por exemplo, deparar-<text:span text:style-name="T57">se</text:span> com <text:span text:style-name="T57">um</text:span> espaço em branco, significa <text:span text:style-name="T57">a</text:span> separação entre parâmetros <text:span text:style-name="T57">de uma comando</text:span>, <text:span text:style-name="T57">já o</text:span> símbolo dólar significa a substituição de uma variável por seu valor etc. </text:p>
      <text:p text:style-name="P27"><text:span text:style-name="T39">Quoting</text:span> é justamente utilizado para remover, ou desabilitar momentaneamente o significado especial destes caracteres e palavras e dar-lhes o tratamento literal. Para realizar mos o <text:span text:style-name="T39">quoting</text:span> utilizamos os caracteres: Barra invertida (<text:span text:style-name="T54">\</text:span>), Aspas simples (<text:span text:style-name="T54">'</text:span>) e Aspas duplas (<text:span text:style-name="T54">"</text:span>). No manual<text:note text:id="ftn0" text:note-class="footnote"><text:note-citation>5</text:note-citation><text:note-body><text:p text:style-name="P31">man bash</text:p></text:note-body></text:note> do bash, na seção Quoting você pode verificar quais caracteres e palavras o bash considera especiais. Ao utilizarmos a barra invertida (<text:span text:style-name="T54">\</text:span>), está faz o <text:span text:style-name="T39">quoting</text:span> para o caracter seguinte, <text:span text:style-name="T58">já as aspas simples </text:span>(<text:span text:style-name="T54">'</text:span>) <text:span text:style-name="T58">e duplas </text:span>(<text:span text:style-name="T54">"</text:span>) <text:span text:style-name="T58">realiza o </text:span><text:span text:style-name="T41">quoting</text:span><text:span text:style-name="T58"> de todos os caracteres e palavras situados entre si, a exceção é o símbolo dólar </text:span>(<text:span text:style-name="T56">$</text:span>) <text:span text:style-name="T58">quando entre as aspas duplas.</text:span></text:p>
      <text:p text:style-name="P35">Exemplo</text:p>
      <text:p text:style-name="Comando"><text:span text:style-name="T49">aluno@curso:~$ </text:span>echo a \\ omite o significado especial do próximo caracteres</text:p>
      <text:p text:style-name="Comando">a \ omite o significado especial do próximo caracteres</text:p>
      <text:p text:style-name="Comando"><text:span text:style-name="T49">aluno@curso:~$ </text:span>cores=verde,\ amarelo,\ azul\ e\ branco</text:p>
      <text:p text:style-name="Comando"><text:span text:style-name="T49">aluno@curso:~$ </text:span>echo as cores da bandeira brasileira são $cores</text:p>
      <text:p text:style-name="Comando">as cores da bandeira brasileira são verde, amarelo, azul e branco</text:p>
      <text:p text:style-name="Comando"><text:soft-page-break/><text:span text:style-name="T49">aluno@curso:~$ </text:span>capital="Las Vegas"</text:p>
      <text:p text:style-name="Comando"><text:span text:style-name="T49">aluno@curso:~$ </text:span>echo a capital do estado americano de Nevada é <text:s text:c="8"/>$capital</text:p>
      <text:p text:style-name="Comando">a capital do estado americano de Nevada é Las Vegas</text:p>
      <text:p text:style-name="Comando"><text:span text:style-name="T49">aluno@curso:~$ </text:span>echo 'a capital do estado americano de Nevada é <text:s text:c="8"/>$capital'</text:p>
      <text:p text:style-name="Comando">a capital do estado americano de Nevada é <text:s text:c="8"/>$capital</text:p>
      <text:p text:style-name="Comando"><text:span text:style-name="T49">aluno@curso:~$ </text:span>echo "a capital do estado americano de Nevada é <text:s text:c="8"/>$capital"</text:p>
      <text:p text:style-name="Comando">a capital do estado americano de Nevada é <text:s text:c="8"/>Las Vegas</text:p>
      <text:p text:style-name="Comando"><text:span text:style-name="T49">aluno@curso:~$</text:span> echo "a variável \$capital, guarda o nome da capital do estado americano de Nevada é $capital"</text:p>
      <text:p text:style-name="Comando">a variável $capital, guarda o nome da capital do estado americano de Nevada é Las Vegas</text:p>
      <text:p text:style-name="P37"><text:span text:style-name="T49">aluno@curso:~$ </text:span></text:p>
      <text:p text:style-name="P28"><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loext:graphic-properties draw:fill-image-width="0cm" draw:fill-image-height="0cm"/>
      <style:paragraph-properties fo:margin-left="0cm" fo:margin-right="0cm" fo:line-height="100%" fo:hyphenation-ladder-count="no-limit" fo:text-indent="0cm" style:auto-text-indent="false" style:page-number="auto"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1.4.2$Linux_x86 LibreOffice_project/10m0$Build-2</meta:generator>
    <dc:date>2016-11-05T11:48:26.542020271</dc:date>
    <meta:editing-duration>PT14H12M4S</meta:editing-duration>
    <meta:editing-cycles>20</meta:editing-cycles>
    <meta:document-statistic meta:table-count="0" meta:image-count="0" meta:object-count="0" meta:page-count="5" meta:paragraph-count="103" meta:word-count="1550" meta:character-count="10239" meta:non-whitespace-character-count="8754"/>
  </office:meta>
</office:document-meta>
</file>